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L</mi>
        <mtext>Offen</mtext>
      </msub>
      <mrow>
        <mspace width="2em"/>
        <mo stretchy="false">=</mo>
        <mspace width="2em"/>
      </mrow>
      <mi>n</mi>
      <mspace width="0.5em"/>
      <mfrac>
        <msub>
          <mi mathvariant="normal">λ</mi>
          <mi>n</mi>
        </msub>
        <mn>2</mn>
      </mfrac>
      <mrow>
        <mspace width="2em"/>
        <mo stretchy="false">=</mo>
        <mspace width="2em"/>
      </mrow>
      <mfrac>
        <mrow>
          <mi>n</mi>
          <mspace width="0.5em"/>
          <mi>c</mi>
        </mrow>
        <mrow>
          <mn>2</mn>
          <mspace width="0.5em"/>
          <msub>
            <mi>f</mi>
            <mi>n</mi>
          </msub>
        </mrow>
      </mfrac>
      <mspace width="6em"/>
      <mtext>;</mtext>
      <mspace width="4em"/>
      <mi>n</mi>
      <mrow>
        <mspace width="2em"/>
        <mo stretchy="false">=</mo>
        <mspace width="2em"/>
      </mrow>
      <mn>1</mn>
      <mi>,</mi>
      <mn>2</mn>
      <mi>,</mi>
      <mn>3</mn>
      <mi>,</mi>
      <mo stretchy="false">…</mo>
    </mrow>
    <annotation encoding="StarMath 5.0">L _"Offen" ~=~ n ` %ilambda _n over 2 ~=~ 
{ n ` c } over { 2 ` f _n } ~~~";"~~ n~=~ 1 , 2 , 3 , dotslow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23:13:47.440000000</meta:creation-date>
    <dc:date>2015-04-15T23:20:05.773000000</dc:date>
    <meta:editing-duration>PT6M17S</meta:editing-duration>
    <meta:editing-cycles>2</meta:editing-cycles>
    <meta:generator>LibreOffice/4.3.4.1$Windows_x86 LibreOffice_project/bc356b2f991740509f321d70e4512a6a54c5f243</meta:generator>
  </office:meta>
</office:document-meta>
</file>